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officeooo:paragraph-rsid="00089298"/>
    </style:style>
    <style:style style:name="P2" style:family="paragraph" style:parent-style-name="Standard_20_gauche">
      <style:text-properties officeooo:paragraph-rsid="0009b6a4"/>
    </style:style>
    <style:style style:name="P3" style:family="paragraph" style:parent-style-name="Standard_20_gauche">
      <style:text-properties officeooo:paragraph-rsid="000aa529"/>
    </style:style>
    <style:style style:name="P4" style:family="paragraph" style:parent-style-name="Standard_20_gauche">
      <style:text-properties officeooo:paragraph-rsid="000b7d5a"/>
    </style:style>
    <style:style style:name="T1" style:family="text">
      <style:text-properties officeooo:rsid="0007832a"/>
    </style:style>
    <style:style style:name="T2" style:family="text">
      <style:text-properties officeooo:rsid="0007f8d0"/>
    </style:style>
    <style:style style:name="T3" style:family="text">
      <style:text-properties officeooo:rsid="0009b6a4"/>
    </style:style>
    <style:style style:name="T4" style:family="text">
      <style:text-properties officeooo:rsid="000a1606"/>
    </style:style>
    <style:style style:name="T5" style:family="text">
      <style:text-properties officeooo:rsid="000aa529"/>
    </style:style>
    <style:style style:name="T6" style:family="text">
      <style:text-properties officeooo:rsid="000b7d5a"/>
    </style:style>
    <style:style style:name="T7" style:family="text">
      <style:text-properties officeooo:rsid="000c805b"/>
    </style:style>
    <style:style style:name="T8" style:family="text">
      <style:text-properties officeooo:rsid="000dfe19"/>
    </style:style>
    <style:style style:name="T9" style:family="text">
      <style:text-properties officeooo:rsid="000e7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 matin il est temps<text:line-break/>de se débarrasser des peaux<text:line-break/>de déposer les oripeaux<text:line-break/></text:span><text:span text:style-name="T2">de pratiquer en dilettante<text:line-break/>la possibilité du moins<text:line-break/></text:span><text:span text:style-name="T3">encore </text:span><text:span text:style-name="T2">à portée de mains</text:span></text:p>
      <text:p text:style-name="P1"><text:span text:style-name="T2"/></text:p>
      <text:p text:style-name="P2"><text:span text:style-name="T3">la recette<text:line-break/>cette image mirage<text:line-break/>apprends tes gammes<text:line-break/></text:span><text:span text:style-name="T4">explore les accords<text:line-break/></text:span><text:span text:style-name="T5">attentif aux trames<text:line-break/>qui tendent aux tangentes<text:line-break/>de l'ornière</text:span></text:p>
      <text:p text:style-name="P2"><text:span text:style-name="T5"/></text:p>
      <text:p text:style-name="P3"><text:span text:style-name="T5">une sortie de route<text:line-break/>pour inventer son droit chemin<text:line-break/>de traverse<text:line-break/></text:span><text:span text:style-name="T6">au travers des autoroutes<text:line-break/>de l'agitation immobile</text:span></text:p>
      <text:p text:style-name="P3"><text:span text:style-name="T6"/></text:p>
      <text:p text:style-name="P4"><text:span text:style-name="T6">l'inventaire des détails<text:line-break/>n'est qu'un frémissement<text:line-break/></text:span><text:span text:style-name="T7">à la surface froissée<text:line-break/>des empires de 1000 ans<text:line-break/>qui se dérobent<text:line-break/></text:span><text:span text:style-name="T8">et parmi ces sables mouvants<text:line-break/></text:span><text:span text:style-name="T9">saturnes insatiables</text:span><text:span text:style-name="T8"><text:line-break/>je tu il vous nous<text:line-break/>devons<text:line-break/>pouvons<text:line-break/>imaginer découvrir inventer<text:line-break/>d'anciens points d'appui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contextual-spacing="false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63 : au matin il est temps</text:title><text:tab/><text:tab/><text:date style:data-style-name="N106" text:date-value="2012-11-13T06:58:41" text:fixed="true">mardi 13 novembre 2012</text:date></text:p>
      </style:header>
      <style:footer>
        <text:p text:style-name="Footer"><text:initial-creator/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06:58:41</meta:creation-date>
    <dc:title>blogiGor 063 : au matin il est temps</dc:title>
    <meta:editing-duration>PT3M46S</meta:editing-duration>
    <meta:editing-cycles>3</meta:editing-cycles>
    <meta:generator>LibreOffice/3.6$Linux_X86_64 LibreOffice_project/360m1$Build-2</meta:generator>
    <meta:keyword>blogiGor poésie matin dépouillement</meta:keyword>
    <dc:date>2012-11-13T07:34:59</dc:date>
    <meta:document-statistic meta:table-count="0" meta:image-count="0" meta:object-count="0" meta:page-count="1" meta:paragraph-count="6" meta:word-count="109" meta:character-count="674" meta:non-whitespace-character-count="566"/>
    <meta:user-defined meta:name="Info 1"/>
    <meta:user-defined meta:name="Info 2"/>
    <meta:user-defined meta:name="Info 3"/>
    <meta:user-defined meta:name="Info 4"/>
  </office:meta>
</office:document-meta>
</file>